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Tabela2" style:family="table">
      <style:table-properties style:width="11.71cm" table:align="center"/>
    </style:style>
    <style:style style:name="Tabela2.A" style:family="table-column">
      <style:table-column-properties style:column-width="3.605cm"/>
    </style:style>
    <style:style style:name="Tabela2.B" style:family="table-column">
      <style:table-column-properties style:column-width="2.394cm"/>
    </style:style>
    <style:style style:name="Tabela2.C" style:family="table-column">
      <style:table-column-properties style:column-width="3cm"/>
    </style:style>
    <style:style style:name="Tabela2.D" style:family="table-column">
      <style:table-column-properties style:column-width="2.711cm"/>
    </style:style>
    <style:style style:name="Tabela2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D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" style:family="table">
      <style:table-properties style:width="8.301cm" table:align="center"/>
    </style:style>
    <style:style style:name="Tabela4.A" style:family="table-column">
      <style:table-column-properties style:column-width="3.507cm"/>
    </style:style>
    <style:style style:name="Tabela4.B" style:family="table-column">
      <style:table-column-properties style:column-width="2.399cm"/>
    </style:style>
    <style:style style:name="Tabela4.C" style:family="table-column">
      <style:table-column-properties style:column-width="2.395cm"/>
    </style:style>
    <style:style style:name="Tabela4.A1" style:family="table-cell">
      <style:table-cell-properties style:vertical-align="middle" fo:background-color="#eeeeee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C1" style:family="table-cell">
      <style:table-cell-properties style:vertical-align="middle" fo:background-color="#eeeeee" fo:padding="0.03cm" fo:border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eeeeee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C2" style:family="table-cell">
      <style:table-cell-properties style:vertical-align="middle" fo:background-color="transparent" fo:padding="0.03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6" style:family="table">
      <style:table-properties style:width="5.9cm" fo:margin-top="0cm" fo:margin-bottom="0cm" table:align="center"/>
    </style:style>
    <style:style style:name="Tabela6.A" style:family="table-column">
      <style:table-column-properties style:column-width="2.309cm"/>
    </style:style>
    <style:style style:name="Tabela6.B" style:family="table-column">
      <style:table-column-properties style:column-width="3.591cm"/>
    </style:style>
    <style:style style:name="Tabela6.1" style:family="table-row">
      <style:table-row-properties style:min-row-height="0.452cm" fo:keep-together="auto"/>
    </style:style>
    <style:style style:name="Tabela6.A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ela6.2" style:family="table-row">
      <style:table-row-properties style:min-row-height="0.337cm" fo:keep-together="auto"/>
    </style:style>
    <style:style style:name="Tabela6.A2" style:family="table-cell">
      <style:table-cell-properties style:vertical-align="bottom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6.B2" style:family="table-cell">
      <style:table-cell-properties style:vertical-align="bottom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6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6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6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5.99cm" fo:margin-top="0cm" fo:margin-bottom="0cm" table:align="center"/>
    </style:style>
    <style:style style:name="Tabela7.A" style:family="table-column">
      <style:table-column-properties style:column-width="2.311cm"/>
    </style:style>
    <style:style style:name="Tabela7.B" style:family="table-column">
      <style:table-column-properties style:column-width="3.679cm"/>
    </style:style>
    <style:style style:name="Tabela7.1" style:family="table-row">
      <style:table-row-properties style:min-row-height="0.452cm" fo:keep-together="auto"/>
    </style:style>
    <style:style style:name="Tabela7.A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ela7.A2" style:family="table-cell">
      <style:table-cell-properties style:vertical-align="bottom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7.B2" style:family="table-cell">
      <style:table-cell-properties style:vertical-align="bottom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7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7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7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ela7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2fa318" officeooo:paragraph-rsid="002fa318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style:font-name-asian="Courier10 BT" style:font-size-asian="10pt" style:font-weight-asian="normal" style:font-name-complex="Courier10 BT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b451c" officeooo:paragraph-rsid="003b451c" style:font-name-asian="Courier10 BT" style:font-size-asian="10pt" style:font-weight-asian="normal" style:font-name-complex="Courier10 BT" style:font-size-complex="10pt" style:font-weight-complex="normal"/>
    </style:style>
    <style:style style:name="P9" style:family="paragraph" style:parent-style-name="Standard">
      <style:text-properties fo:color="#000000" style:font-name="Thorndale AMT1" fo:font-size="10pt" fo:font-weight="normal" officeooo:rsid="003b451c" officeooo:paragraph-rsid="003fa30e" style:font-name-asian="Courier10 BT" style:font-size-asian="10pt" style:font-weight-asian="normal" style:font-name-complex="Courier10 BT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horndale AMT1" fo:font-size="10pt" fo:font-weight="normal" officeooo:rsid="003e7252" officeooo:paragraph-rsid="003e7252" style:font-name-asian="Courier10 BT" style:font-size-asian="10pt" style:font-weight-asian="normal" style:font-name-complex="Courier10 BT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196ef3" officeooo:paragraph-rsid="00196ef3" style:font-name-asian="Courier10 BT" style:font-size-asian="10pt" style:font-weight-asian="bold" style:font-name-complex="Courier10 BT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rsid="004100b0" officeooo:paragraph-rsid="004100b0" style:font-name-asian="Courier10 BT" style:font-size-asian="10pt" style:font-weight-asian="bold" style:font-name-complex="Courier10 BT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end" style:justify-single-word="false"/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end" style:justify-single-word="false"/>
      <style:text-properties style:use-window-font-color="true" fo:font-size="10pt" fo:font-style="normal" officeooo:rsid="00196ef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horndale AMT2" fo:font-size="8.5pt" style:font-size-asian="8.5pt" style:font-size-complex="8.5pt"/>
    </style:style>
    <style:style style:name="P21" style:family="paragraph" style:parent-style-name="Standard">
      <style:paragraph-properties fo:text-align="center" style:justify-single-word="false"/>
      <style:text-properties style:font-name="Thorndale AMT2" fo:font-size="8.5pt" officeooo:paragraph-rsid="00303aa7" style:font-size-asian="8.5pt" style:font-size-complex="8.5pt"/>
    </style:style>
    <style:style style:name="P22" style:family="paragraph" style:parent-style-name="Standard">
      <style:paragraph-properties fo:text-align="center" style:justify-single-word="false"/>
      <style:text-properties style:font-name="Thorndale AMT2" fo:font-size="8.5pt" officeooo:rsid="002fa318" officeooo:paragraph-rsid="00303aa7" style:font-size-asian="8.5pt" style:font-size-complex="8.5pt"/>
    </style:style>
    <style:style style:name="P23" style:family="paragraph" style:parent-style-name="Standard">
      <style:paragraph-properties fo:text-align="center" style:justify-single-word="false"/>
      <style:text-properties style:font-name="Thorndale AMT2" fo:font-size="8.5pt" officeooo:rsid="002fa318" officeooo:paragraph-rsid="002fa318" style:font-size-asian="8.5pt" style:font-size-complex="8.5pt"/>
    </style:style>
    <style:style style:name="P24" style:family="paragraph" style:parent-style-name="Standard">
      <style:paragraph-properties fo:text-align="justify" style:justify-single-word="false"/>
      <style:text-properties officeooo:paragraph-rsid="00196ef3"/>
    </style:style>
    <style:style style:name="P25" style:family="paragraph" style:parent-style-name="Standard">
      <style:paragraph-properties fo:text-align="justify" style:justify-single-word="false"/>
      <style:text-properties officeooo:paragraph-rsid="003b451c"/>
    </style:style>
    <style:style style:name="P26" style:family="paragraph" style:parent-style-name="Standard">
      <style:paragraph-properties fo:text-align="center" style:justify-single-word="false"/>
      <style:text-properties fo:font-size="8.5pt" officeooo:rsid="002fa318" officeooo:paragraph-rsid="00303aa7" style:font-size-asian="8.5pt" style:font-size-complex="8.5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font-size="8.5pt" officeooo:paragraph-rsid="003fa30e" style:font-size-asian="8.5pt" style:font-size-complex="8.5pt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style:font-name="Thorndale AMT1" fo:font-size="10pt" fo:font-weight="normal" officeooo:rsid="00303aa7" officeooo:paragraph-rsid="00303aa7" style:font-name-asian="Courier10 BT" style:font-size-asian="10pt" style:font-weight-asian="normal" style:font-name-complex="Courier10 BT" style:font-size-complex="10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0000" style:font-name="Thorndale AMT1" fo:font-size="10pt" fo:font-weight="normal" officeooo:rsid="0041e538" officeooo:paragraph-rsid="0041e538" style:font-name-asian="Courier10 BT" style:font-size-asian="10pt" style:font-weight-asian="normal" style:font-name-complex="Courier10 BT" style:font-size-complex="10pt" style:font-weight-complex="normal"/>
    </style:style>
    <style:style style:name="T1" style:family="text">
      <style:text-properties officeooo:rsid="000b3645"/>
    </style:style>
    <style:style style:name="T2" style:family="text">
      <style:text-properties officeooo:rsid="00196ef3"/>
    </style:style>
    <style:style style:name="T3" style:family="text">
      <style:text-properties style:use-window-font-color="true" style:font-name="Thorndale AMT1" fo:font-size="10pt" fo:font-style="normal" fo:font-weight="normal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4" style:family="text">
      <style:text-properties style:use-window-font-color="true" style:font-name="Thorndale AMT1" fo:font-size="10pt" fo:font-style="normal" fo:font-weight="normal" officeooo:rsid="002ceec4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5" style:family="text">
      <style:text-properties style:use-window-font-color="true" style:font-name="Thorndale AMT1" fo:font-size="10pt" fo:font-style="normal" fo:font-weight="normal" officeooo:rsid="002fa3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T6" style:family="text">
      <style:text-properties officeooo:rsid="002fa318"/>
    </style:style>
    <style:style style:name="T7" style:family="text">
      <style:text-properties officeooo:rsid="003264ce"/>
    </style:style>
    <style:style style:name="T8" style:family="text">
      <style:text-properties officeooo:rsid="0035b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fa30e"/>
    </style:style>
    <style:style style:name="T11" style:family="text">
      <style:text-properties officeooo:rsid="004454e0"/>
    </style:style>
    <style:style style:name="T12" style:family="text">
      <style:text-properties officeooo:rsid="0045d25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5"><text:span text:style-name="T2">Zbigniew Nowacki</text:span><text:tab/><text:span text:style-name="T2">234102</text:span></text:p>
            <text:p text:style-name="P16"><text:span text:style-name="T2">Paweł Galewicz</text:span><text:tab/><text:tab/><text:span text:style-name="T2">234053</text:span></text:p>
          </table:table-cell>
          <table:table-cell office:value-type="string">
            <text:p text:style-name="P17">Rok akademicki <text:span text:style-name="T2">2019/20</text:span></text:p>
            <text:p text:style-name="P18">wtorek, 10:30</text:p>
          </table:table-cell>
        </table:table-row>
      </table:table>
      <text:p text:style-name="P1"/>
      <text:p text:style-name="P14"><text:span text:style-name="T1">TEORIA PODEJMOWANIA DECYZJI – </text:span>LABORATORIUM</text:p>
      <text:p text:style-name="P19">Zadanie <text:span text:style-name="T7">2</text:span> – <text:span text:style-name="T2">wariant 5</text:span></text:p>
      <text:p text:style-name="P3"/>
      <text:p text:style-name="P4">Opis rozwiązania</text:p>
      <text:p text:style-name="P24"><text:span text:style-name="T3">Program konsolowy, zaimplementowany w języku Python 3. </text:span><text:span text:style-name="T4">Program rozwiązuje problem programowania liniowego wykorzystując bibliotekę PuLP. Jego zadaniem jest wyznaczenie optymalnych strategii w dwuosobowej grze </text:span><text:span text:style-name="T5">karcianej.</text:span></text:p>
      <text:p text:style-name="P5"/>
      <text:p text:style-name="P11">Dane wejściowe</text:p>
      <text:p text:style-name="P7">Na wejściu dostarczana jest macierz wypłat: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2">Gracz A\ Gracz B</text:p>
            </table:table-cell>
            <table:table-cell table:style-name="Tabela2.A1" office:value-type="string">
              <text:p text:style-name="P23">K</text:p>
            </table:table-cell>
            <table:table-cell table:style-name="Tabela2.A1" office:value-type="string">
              <text:p text:style-name="P23">Q</text:p>
            </table:table-cell>
            <table:table-cell table:style-name="Tabela2.D1" office:value-type="string">
              <text:p text:style-name="P23">A</text:p>
            </table:table-cell>
          </table:table-row>
          <table:table-row>
            <table:table-cell table:style-name="Tabela2.A2" office:value-type="string">
              <text:p text:style-name="P23">K</text:p>
            </table:table-cell>
            <table:table-cell table:style-name="Tabela2.B2" office:value-type="string">
              <text:p text:style-name="P23">0</text:p>
            </table:table-cell>
            <table:table-cell table:style-name="Tabela2.B2" office:value-type="string">
              <text:p text:style-name="P23">1</text:p>
            </table:table-cell>
            <table:table-cell table:style-name="Tabela2.D2" office:value-type="string">
              <text:p text:style-name="P20">-<text:span text:style-name="T6">5</text:span></text:p>
            </table:table-cell>
          </table:table-row>
        </table:table-header-rows>
        <table:table-row>
          <table:table-cell table:style-name="Tabela2.A2" office:value-type="string">
            <text:p text:style-name="P23">Q</text:p>
          </table:table-cell>
          <table:table-cell table:style-name="Tabela2.B2" office:value-type="string">
            <text:p text:style-name="P20">-<text:span text:style-name="T6">1</text:span></text:p>
          </table:table-cell>
          <table:table-cell table:style-name="Tabela2.B2" office:value-type="string">
            <text:p text:style-name="P23">0</text:p>
          </table:table-cell>
          <table:table-cell table:style-name="Tabela2.D2" office:value-type="string">
            <text:p text:style-name="P23">10</text:p>
          </table:table-cell>
        </table:table-row>
        <table:table-row>
          <table:table-cell table:style-name="Tabela2.A2" office:value-type="string">
            <text:p text:style-name="P23">A</text:p>
          </table:table-cell>
          <table:table-cell table:style-name="Tabela2.B2" office:value-type="string">
            <text:p text:style-name="P23">5</text:p>
          </table:table-cell>
          <table:table-cell table:style-name="Tabela2.B2" office:value-type="string">
            <text:p text:style-name="P20">-<text:span text:style-name="T6">10</text:span></text:p>
          </table:table-cell>
          <table:table-cell table:style-name="Tabela2.D2" office:value-type="string">
            <text:p text:style-name="P23">0</text:p>
          </table:table-cell>
        </table:table-row>
      </table:table>
      <text:p text:style-name="P7"/>
      <text:p text:style-name="P7">Dodatkowo podana jest informacja, że <text:span text:style-name="T8">na początku gry</text:span>:</text:p>
      <text:list xml:id="list3508316773" text:style-name="L1">
        <text:list-item>
          <text:p text:style-name="P28">Gracz A odkłada na bok damę (Q)</text:p>
        </text:list-item>
        <text:list-item>
          <text:p text:style-name="P28">Gracz B odkłada na bok asa (A)</text:p>
        </text:list-item>
      </text:list>
      <text:p text:style-name="P7"/>
      <text:p text:style-name="P7">Po usunięciu odpowiednich kart macierz wypłat prezentuje się następująco: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26">Gracz A\ Gracz B</text:p>
            </table:table-cell>
            <table:table-cell table:style-name="Tabela4.A1" office:value-type="string">
              <text:p text:style-name="P22">K</text:p>
            </table:table-cell>
            <table:table-cell table:style-name="Tabela4.C1" office:value-type="string">
              <text:p text:style-name="P22">Q</text:p>
            </table:table-cell>
          </table:table-row>
          <table:table-row>
            <table:table-cell table:style-name="Tabela4.A2" office:value-type="string">
              <text:p text:style-name="P22">K</text:p>
            </table:table-cell>
            <table:table-cell table:style-name="Tabela4.B2" office:value-type="string">
              <text:p text:style-name="P22">0</text:p>
            </table:table-cell>
            <table:table-cell table:style-name="Tabela4.C2" office:value-type="string">
              <text:p text:style-name="P22">1</text:p>
            </table:table-cell>
          </table:table-row>
        </table:table-header-rows>
        <table:table-row>
          <table:table-cell table:style-name="Tabela4.A2" office:value-type="string">
            <text:p text:style-name="P22">A</text:p>
          </table:table-cell>
          <table:table-cell table:style-name="Tabela4.B2" office:value-type="string">
            <text:p text:style-name="P22">5</text:p>
          </table:table-cell>
          <table:table-cell table:style-name="Tabela4.C2" office:value-type="string">
            <text:p text:style-name="P21">-<text:span text:style-name="T6">10</text:span></text:p>
          </table:table-cell>
        </table:table-row>
      </table:table>
      <text:p text:style-name="P6"/>
      <text:p text:style-name="P12">Wyniki</text:p>
      <text:p text:style-name="P10">Na początku sprawdzone było, czy macierz gry posiada punkt siodłowy – badanie wykazało jego brak.</text:p>
      <text:p text:style-name="P10"/>
      <text:p text:style-name="P10">Następnym krokiem było sprawdzenie, czy macierz zawiera strategie zdominowane – badanie wykazało, że podana macierz żadnej nie posiada.</text:p>
      <text:p text:style-name="P8"/>
      <text:p text:style-name="P8">W związku z <text:span text:style-name="T10">powyższym</text:span> należało wyznaczyć strategie mieszane dla obu graczy.</text:p>
      <text:p text:style-name="P8"/>
      <text:section text:style-name="Sect1" text:name="Sekcja1"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table:number-columns-spanned="2" office:value-type="string">
              <text:p text:style-name="P27">Gracz A</text:p>
            </table:table-cell>
            <table:covered-table-cell/>
          </table:table-row>
          <table:table-row table:style-name="Tabela6.2">
            <table:table-cell table:style-name="Tabela6.A2" office:value-type="string">
              <text:p text:style-name="P27">Karta</text:p>
            </table:table-cell>
            <table:table-cell table:style-name="Tabela6.B2" office:value-type="string">
              <text:p text:style-name="P27">Częstotliwość</text:p>
            </table:table-cell>
          </table:table-row>
          <table:table-row table:style-name="Tabela6.1">
            <table:table-cell table:style-name="Tabela6.A3" office:value-type="string">
              <text:p text:style-name="P27">Q</text:p>
            </table:table-cell>
            <table:table-cell table:style-name="Tabela6.B3" office:value-type="string">
              <text:p text:style-name="P27">0.312</text:p>
            </table:table-cell>
          </table:table-row>
          <table:table-row table:style-name="Tabela6.1">
            <table:table-cell table:style-name="Tabela6.A4" office:value-type="string">
              <text:p text:style-name="P27">K</text:p>
            </table:table-cell>
            <table:table-cell table:style-name="Tabela6.B4" office:value-type="string">
              <text:p text:style-name="P27">0.687</text:p>
            </table:table-cell>
          </table:table-row>
        </table:table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table:number-columns-spanned="2" office:value-type="string">
              <text:p text:style-name="P27">Gracz B</text:p>
            </table:table-cell>
            <table:covered-table-cell/>
          </table:table-row>
          <table:table-row table:style-name="Tabela7.1">
            <table:table-cell table:style-name="Tabela7.A2" office:value-type="string">
              <text:p text:style-name="P27">Karta</text:p>
            </table:table-cell>
            <table:table-cell table:style-name="Tabela7.B2" office:value-type="string">
              <text:p text:style-name="P27">Częstotliwość</text:p>
            </table:table-cell>
          </table:table-row>
          <table:table-row table:style-name="Tabela7.1">
            <table:table-cell table:style-name="Tabela7.A3" office:value-type="string">
              <text:p text:style-name="P27">K</text:p>
            </table:table-cell>
            <table:table-cell table:style-name="Tabela7.B3" office:value-type="string">
              <text:p text:style-name="P27">0.937</text:p>
            </table:table-cell>
          </table:table-row>
          <table:table-row table:style-name="Tabela7.1">
            <table:table-cell table:style-name="Tabela7.A4" office:value-type="string">
              <text:p text:style-name="P27">A</text:p>
            </table:table-cell>
            <table:table-cell table:style-name="Tabela7.B4" office:value-type="string">
              <text:p text:style-name="P27">0.062</text:p>
            </table:table-cell>
          </table:table-row>
        </table:table>
        <text:p text:style-name="P9"/>
      </text:section>
      <text:p text:style-name="P25"/>
      <text:p text:style-name="P8">Ostateczna wartość gry wyniosła <text:s/><text:span text:style-name="T9">0.312</text:span>.</text:p>
      <text:p text:style-name="P8"/>
      <text:p text:style-name="P13">Wnioski</text:p>
      <text:list xml:id="list3224048866" text:style-name="L2">
        <text:list-item>
          <text:p text:style-name="P29">W sytuacji gry bez strategii czystych <text:span text:style-name="T12">programowanie liniowe pozwala określić optymalne rozwiązania dla każdego z gracz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Thorndale AMT2" svg:font-family="'Thorndale AMT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20-04-05T19:56:07.658000000</dc:date>
    <dc:language>pl-PL</dc:language>
    <meta:editing-cycles>40</meta:editing-cycles>
    <meta:editing-duration>PT2H10M51S</meta:editing-duration>
    <meta:document-statistic meta:table-count="5" meta:image-count="0" meta:object-count="0" meta:page-count="1" meta:paragraph-count="60" meta:word-count="200" meta:character-count="1239" meta:non-whitespace-character-count="1096"/>
    <meta:user-defined meta:name="Info 1"/>
    <meta:user-defined meta:name="Info 2"/>
    <meta:user-defined meta:name="Info 3"/>
    <meta:user-defined meta:name="Info 4"/>
  </office:meta>
</office:document-meta>
</file>